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C00000066A498235BB0256B3F.png" manifest:media-type="image/png"/>
  <manifest:file-entry manifest:full-path="Pictures/100002010000018600000081B01E7F5505FF4DAA.png" manifest:media-type="image/png"/>
  <manifest:file-entry manifest:full-path="Pictures/10000201000001A100000055C7D7B7D2252AFBF6.png" manifest:media-type="image/png"/>
  <manifest:file-entry manifest:full-path="Pictures/10000201000001620000008E2AEB060DBECA067D.png" manifest:media-type="image/png"/>
  <manifest:file-entry manifest:full-path="Pictures/100002010000013E0000009FBAFAF159E18B3DBE.png" manifest:media-type="image/png"/>
  <manifest:file-entry manifest:full-path="Pictures/10000201000000E1000000E19353241447679DCA.png" manifest:media-type="image/png"/>
  <manifest:file-entry manifest:full-path="Pictures/10000201000001CB0000006ED4A9DFBC9C33DBF9.png" manifest:media-type="image/png"/>
  <manifest:file-entry manifest:full-path="Pictures/10000201000001C70000006FC763659FE7B1402C.png" manifest:media-type="image/png"/>
  <manifest:file-entry manifest:full-path="Pictures/10000201000000D1000000F26BAB70C1A254DF5F.png" manifest:media-type="image/png"/>
  <manifest:file-entry manifest:full-path="Pictures/1000020100000112000000B8EE0DC8CDAE4179C7.png" manifest:media-type="image/png"/>
  <manifest:file-entry manifest:full-path="Pictures/10000201000001640000008DF336A5AA78F54EB7.png" manifest:media-type="image/png"/>
  <manifest:file-entry manifest:full-path="Pictures/10000201000001650000008DA23FE826260373C5.png" manifest:media-type="image/png"/>
  <manifest:file-entry manifest:full-path="Pictures/10000201000001830000008286FD62B9723FCE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DejaVu Sans2" svg:font-family="'DejaVu Sans'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889cm" fo:min-width="6.362cm" fo:padding-top="0.254cm" fo:padding-bottom="0.254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053cm" svg:stroke-color="#424242" draw:marker-end="msArrowEnd_20_5" draw:marker-end-width="0.21cm" draw:marker-end-center="false" draw:stroke-linejoin="round" draw:fill="none" draw:textarea-vertical-align="top" draw:auto-grow-height="false" fo:min-height="1.108cm" fo:min-width="0.287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424242" draw:marker-end="msArrowEnd_20_5" draw:marker-end-width="0.21cm" draw:marker-end-center="false" draw:stroke-linejoin="round" draw:fill="none" draw:textarea-vertical-align="top" draw:auto-grow-height="false" fo:min-height="0.11cm" fo:min-width="0.093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424242" draw:marker-end="msArrowEnd_20_5" draw:marker-end-width="0.21cm" draw:marker-end-center="false" draw:stroke-linejoin="round" draw:fill="none" draw:textarea-vertical-align="top" draw:auto-grow-height="false" fo:min-height="3.113cm" fo:min-width="0.093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424242" draw:marker-end="msArrowEnd_20_5" draw:marker-end-width="0.21cm" draw:marker-end-center="false" draw:stroke-linejoin="round" draw:fill="none" draw:textarea-vertical-align="top" draw:auto-grow-height="false" fo:min-height="8.114cm" fo:min-width="0.09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424242" draw:stroke-linejoin="round" draw:fill="none" draw:textarea-vertical-align="top" draw:auto-grow-height="false" fo:min-height="6.341cm" fo:min-width="1.40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424242" draw:marker-end="msArrowEnd_20_5" draw:marker-end-width="0.21cm" draw:marker-end-center="false" draw:stroke-linejoin="round" draw:fill="none" draw:textarea-vertical-align="top" draw:auto-grow-height="false" fo:min-height="2.627cm" fo:min-width="1.465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424242" draw:marker-end="msArrowEnd_20_5" draw:marker-end-width="0.21cm" draw:marker-end-center="false" draw:stroke-linejoin="round" draw:fill="none" draw:textarea-vertical-align="top" draw:auto-grow-height="false" fo:min-height="5.164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424242" draw:marker-end="msArrowEnd_20_5" draw:marker-end-width="0.21cm" draw:marker-end-center="false" draw:stroke-linejoin="round" draw:fill="none" draw:textarea-vertical-align="top" draw:auto-grow-height="false" fo:min-height="2.347cm" fo:min-width="3.848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424242" draw:stroke-linejoin="round" draw:fill="none" draw:textarea-vertical-align="top" draw:auto-grow-height="false" fo:min-height="9.365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85cm" fo:min-width="2.17cm" fo:padding-top="0cm" fo:padding-bottom="0cm" fo:padding-left="0.25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85cm" fo:min-width="3.187cm" fo:padding-top="0cm" fo:padding-bottom="0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85cm" fo:min-width="3.726cm" fo:padding-top="0cm" fo:padding-bottom="0cm" fo:padding-left="0.25cm" fo:padding-right="0.25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85cm" fo:min-width="2.011cm" fo:padding-top="0cm" fo:padding-bottom="0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85cm" fo:min-width="2.011cm" fo:padding-top="0cm" fo:padding-bottom="0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85cm" fo:min-width="4.846cm" fo:padding-top="0cm" fo:padding-bottom="0cm" fo:padding-left="0.25cm" fo:padding-right="0.25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85cm" fo:min-width="2.17cm" fo:padding-top="0cm" fo:padding-bottom="0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85cm" fo:min-width="3.726cm" fo:padding-top="0cm" fo:padding-bottom="0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85cm" fo:min-width="3.726cm" fo:padding-top="0cm" fo:padding-bottom="0cm" fo:padding-left="0.25cm" fo:padding-right="0.25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en" fo:country="none" fo:font-style="normal" style:text-underline-style="none" fo:font-weight="normal" style:font-name-asian="Calibri1" style:font-size-asian="14pt" style:font-style-asian="normal" style:font-weight-asian="normal" style:font-name-complex="DejaVu Sans2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Google Shape;235;p27" draw:style-name="gr1" draw:text-style-name="P1" draw:layer="layout" svg:width="5.854cm" svg:height="1.965cm" svg:x="8.878cm" svg:y="10.682cm">
          <draw:image xlink:href="Pictures/10000201000001830000008286FD62B9723FCE71.png" xlink:type="simple" xlink:show="embed" xlink:actuate="onLoad" loext:mime-type="image/png">
            <text:p/>
          </draw:image>
        </draw:frame>
        <draw:frame draw:name="Google Shape;236;p27" draw:style-name="gr1" draw:text-style-name="P1" draw:layer="layout" svg:width="4.043cm" svg:height="1.596cm" svg:x="4.045cm" svg:y="9.508cm">
          <draw:image xlink:href="Pictures/10000201000001650000008DA23FE826260373C5.png" xlink:type="simple" xlink:show="embed" xlink:actuate="onLoad" loext:mime-type="image/png">
            <text:p/>
          </draw:image>
        </draw:frame>
        <draw:frame draw:name="Google Shape;237;p27" draw:style-name="gr1" draw:text-style-name="P1" draw:layer="layout" svg:width="3.685cm" svg:height="1.458cm" svg:x="7.595cm" svg:y="6.857cm">
          <draw:image xlink:href="Pictures/10000201000001640000008DF336A5AA78F54EB7.png" xlink:type="simple" xlink:show="embed" xlink:actuate="onLoad" loext:mime-type="image/png">
            <text:p/>
          </draw:image>
        </draw:frame>
        <draw:frame draw:name="Google Shape;238;p27" draw:style-name="gr1" draw:text-style-name="P1" draw:layer="layout" svg:width="2.235cm" svg:height="2.588cm" svg:x="17.848cm" svg:y="5.626cm">
          <draw:image xlink:href="Pictures/10000201000000D1000000F26BAB70C1A254DF5F.png" xlink:type="simple" xlink:show="embed" xlink:actuate="onLoad" loext:mime-type="image/png">
            <text:p/>
          </draw:image>
        </draw:frame>
        <draw:frame draw:name="Google Shape;239;p27" draw:style-name="gr1" draw:text-style-name="P1" draw:layer="layout" svg:width="5.345cm" svg:height="1.279cm" svg:x="11.861cm" svg:y="7.029cm">
          <draw:image xlink:href="Pictures/10000201000001CB0000006ED4A9DFBC9C33DBF9.png" xlink:type="simple" xlink:show="embed" xlink:actuate="onLoad" loext:mime-type="image/png">
            <text:p/>
          </draw:image>
        </draw:frame>
        <draw:frame draw:name="Google Shape;240;p27" draw:style-name="gr1" draw:text-style-name="P1" draw:layer="layout" svg:width="2.51cm" svg:height="1.685cm" svg:x="4.468cm" svg:y="6.794cm">
          <draw:image xlink:href="Pictures/1000020100000112000000B8EE0DC8CDAE4179C7.png" xlink:type="simple" xlink:show="embed" xlink:actuate="onLoad" loext:mime-type="image/png">
            <text:p/>
          </draw:image>
        </draw:frame>
        <draw:frame draw:name="Google Shape;241;p27" draw:style-name="gr1" draw:text-style-name="P1" draw:layer="layout" svg:width="2.132cm" svg:height="2.132cm" svg:x="0.664cm" svg:y="2.154cm">
          <draw:image xlink:href="Pictures/10000201000000E1000000E19353241447679DCA.png" xlink:type="simple" xlink:show="embed" xlink:actuate="onLoad" loext:mime-type="image/png">
            <text:p/>
          </draw:image>
        </draw:frame>
        <draw:frame draw:name="Google Shape;242;p27" draw:style-name="gr1" draw:text-style-name="P1" draw:layer="layout" svg:width="3.641cm" svg:height="1.819cm" svg:x="21.406cm" svg:y="6.472cm">
          <draw:image xlink:href="Pictures/100002010000013E0000009FBAFAF159E18B3DBE.png" xlink:type="simple" xlink:show="embed" xlink:actuate="onLoad" loext:mime-type="image/png">
            <text:p/>
          </draw:image>
        </draw:frame>
        <draw:frame draw:name="Google Shape;243;p27" draw:style-name="gr1" draw:text-style-name="P1" draw:layer="layout" svg:width="6.308cm" svg:height="1.284cm" svg:x="9.378cm" svg:y="3.204cm">
          <draw:image xlink:href="Pictures/10000201000001A100000055C7D7B7D2252AFBF6.png" xlink:type="simple" xlink:show="embed" xlink:actuate="onLoad" loext:mime-type="image/png">
            <text:p/>
          </draw:image>
        </draw:frame>
        <draw:frame draw:name="Google Shape;244;p27" draw:style-name="gr1" draw:text-style-name="P1" draw:layer="layout" svg:width="3.578cm" svg:height="1.434cm" svg:x="2.823cm" svg:y="2.154cm">
          <draw:image xlink:href="Pictures/10000201000001620000008E2AEB060DBECA067D.png" xlink:type="simple" xlink:show="embed" xlink:actuate="onLoad" loext:mime-type="image/png">
            <text:p/>
          </draw:image>
        </draw:frame>
        <draw:frame draw:name="Google Shape;245;p27" draw:style-name="gr1" draw:text-style-name="P1" draw:layer="layout" svg:width="3.51cm" svg:height="0.726cm" svg:x="2.823cm" svg:y="3.56cm">
          <draw:image xlink:href="Pictures/10000201000001EC00000066A498235BB0256B3F.png" xlink:type="simple" xlink:show="embed" xlink:actuate="onLoad" loext:mime-type="image/png">
            <text:p/>
          </draw:image>
        </draw:frame>
        <draw:custom-shape draw:name="CustomShape 2" draw:style-name="gr2" draw:text-style-name="P3" draw:layer="layout" svg:width="6.861cm" svg:height="1.396cm" svg:x="1.29cm" svg:y="0.51cm">
          <text:p text:style-name="P2"><text:span text:style-name="T1">Few (~10) main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1" draw:layer="layout" svg:width="0.786cm" svg:height="1.357cm" draw:transform="rotate (-3.14159265358979) translate (8.878cm 11.666cm)">
          <text:p/>
          <draw:enhanced-geometry draw:mirror-horizontal="false" draw:mirror-vertical="false" svg:viewBox="0 0 0 0" draw:text-areas="0 0 ?f5 ?f6" draw:type="ooxml-curvedConnector3" draw:modifiers="4999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CustomShape 4" draw:style-name="gr4" draw:text-style-name="P1" draw:layer="layout" svg:width="0.592cm" svg:height="0.359cm" draw:transform="rotate (1.5707963267949) translate (5.703cm 9.508cm)">
          <text:p/>
          <draw:enhanced-geometry draw:mirror-horizontal="true" draw:mirror-vertical="false" svg:viewBox="0 0 0 0" draw:text-areas="0 0 ?f5 ?f6" draw:type="ooxml-curvedConnector3" draw:modifiers="5000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CustomShape 5" draw:style-name="gr5" draw:text-style-name="P1" draw:layer="layout" svg:width="0.592cm" svg:height="3.362cm" draw:transform="rotate (1.5707963267949) translate (6.067cm 9.508cm)">
          <text:p/>
          <draw:enhanced-geometry draw:mirror-horizontal="false" draw:mirror-vertical="false" svg:viewBox="0 0 0 0" draw:text-areas="0 0 ?f5 ?f6" draw:type="ooxml-curvedConnector3" draw:modifiers="5000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CustomShape 6" draw:style-name="gr6" draw:text-style-name="P1" draw:layer="layout" svg:width="0.592cm" svg:height="8.363cm" draw:transform="rotate (1.5707963267949) translate (6.067cm 9.508cm)">
          <text:p/>
          <draw:enhanced-geometry draw:mirror-horizontal="false" draw:mirror-vertical="false" svg:viewBox="0 0 0 0" draw:text-areas="0 0 ?f5 ?f6" draw:type="ooxml-curvedConnector3" draw:modifiers="5000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CustomShape 7" draw:style-name="gr7" draw:text-style-name="P1" draw:layer="layout" svg:width="1.901cm" svg:height="6.59cm" draw:transform="rotate (1.5707963267949) translate (5.724cm 6.794cm)">
          <text:p/>
          <draw:enhanced-geometry draw:mirror-horizontal="false" draw:mirror-vertical="false" svg:viewBox="0 0 0 0" draw:text-areas="0 0 ?f5 ?f6" draw:type="ooxml-curvedConnector3" draw:modifiers="5000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CustomShape 8" draw:style-name="gr8" draw:text-style-name="P1" draw:layer="layout" svg:width="1.964cm" svg:height="2.876cm" draw:transform="rotate (1.5707963267949) translate (9.439cm 6.857cm)">
          <text:p/>
          <draw:enhanced-geometry draw:mirror-horizontal="false" draw:mirror-vertical="false" svg:viewBox="0 0 0 0" draw:text-areas="0 0 ?f5 ?f6" draw:type="ooxml-curvedConnector3" draw:modifiers="4999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CustomShape 9" draw:style-name="gr9" draw:text-style-name="P1" draw:layer="layout" svg:width="0.025cm" svg:height="5.413cm" draw:transform="rotate (-3.14159265358979) translate (4.067cm 10.307cm)">
          <text:p/>
          <draw:enhanced-geometry draw:mirror-horizontal="true" draw:mirror-vertical="false" svg:viewBox="0 0 0 0" draw:text-areas="0 0 ?f10 ?f11" draw:type="ooxml-curvedConnector4" draw:modifiers="-2480469 57373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range-x-minimum="-2147483647" draw:handle-range-x-maximum="2147483647" draw:handle-position="?f0 ?f6"/>
            <draw:handle draw:handle-range-y-minimum="-2147483647" draw:handle-range-y-maximum="2147483647" draw:handle-position="?f2 ?f5"/>
          </draw:enhanced-geometry>
        </draw:custom-shape>
        <draw:custom-shape draw:name="CustomShape 10" draw:style-name="gr10" draw:text-style-name="P1" draw:layer="layout" svg:width="4.347cm" svg:height="2.596cm" draw:transform="rotate (-3.14159265358979) translate (19.08cm 11.666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ustomShape 11" draw:style-name="gr11" draw:text-style-name="P1" draw:layer="layout" svg:width="1.118cm" svg:height="9.669cm" svg:x="20.31cm" svg:y="2.555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frame draw:name="Google Shape;262;p27" draw:style-name="gr1" draw:text-style-name="P1" draw:layer="layout" svg:width="5.898cm" svg:height="1.327cm" svg:x="17.594cm" svg:y="0.488cm">
          <draw:image xlink:href="Pictures/10000201000001C70000006FC763659FE7B1402C.png" xlink:type="simple" xlink:show="embed" xlink:actuate="onLoad" loext:mime-type="image/png">
            <text:p/>
          </draw:image>
        </draw:frame>
        <draw:frame draw:name="Google Shape;263;p27" draw:style-name="gr1" draw:text-style-name="P1" draw:layer="layout" svg:width="4.349cm" svg:height="1.327cm" svg:x="12.706cm" svg:y="0.419cm">
          <draw:image xlink:href="Pictures/100002010000018600000081B01E7F5505FF4DAA.png" xlink:type="simple" xlink:show="embed" xlink:actuate="onLoad" loext:mime-type="image/png">
            <text:p/>
          </draw:image>
        </draw:frame>
        <draw:custom-shape draw:name="CustomShape 12" draw:style-name="gr12" draw:text-style-name="P3" draw:layer="layout" svg:width="2.669cm" svg:height="0.584cm" svg:x="8.096cm" svg:y="8.328cm">
          <text:p text:style-name="P2"><text:span text:style-name="T1">Scientif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3" draw:text-style-name="P3" draw:layer="layout" svg:width="3.686cm" svg:height="0.584cm" svg:x="3.863cm" svg:y="8.328cm">
          <text:p text:style-name="P2"><text:span text:style-name="T1">Structure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4" draw:text-style-name="P3" draw:layer="layout" svg:width="4.225cm" svg:height="0.584cm" svg:x="1.958cm" svg:y="4.306cm">
          <text:p text:style-name="P2"><text:span text:style-name="T1">Machine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5" draw:text-style-name="P3" draw:layer="layout" svg:width="2.51cm" svg:height="0.584cm" svg:x="11.06cm" svg:y="4.306cm">
          <text:p text:style-name="P2"><text:span text:style-name="T1">Statis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6" draw:text-style-name="P3" draw:layer="layout" svg:width="2.51cm" svg:height="0.584cm" svg:x="13.176cm" svg:y="8.328cm">
          <text:p text:style-name="P2"><text:span text:style-name="T1">Graph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7" draw:text-style-name="P3" draw:layer="layout" svg:width="5.345cm" svg:height="0.584cm" svg:x="2.47cm" svg:y="11.714cm">
          <text:p text:style-name="P2"><text:span text:style-name="T1">Numerical data (array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8" draw:text-style-name="P3" draw:layer="layout" svg:width="2.669cm" svg:height="0.584cm" svg:x="17.749cm" svg:y="8.481cm">
          <text:p text:style-name="P2"><text:span text:style-name="T1">Lab b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9" draw:text-style-name="P3" draw:layer="layout" svg:width="4.225cm" svg:height="0.584cm" svg:x="13.176cm" svg:y="1.766cm">
          <text:p text:style-name="P2"><text:span text:style-name="T1">Shar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0" draw:text-style-name="P3" draw:layer="layout" svg:width="4.225cm" svg:height="0.584cm" svg:x="18.468cm" svg:y="1.766cm">
          <text:p text:style-name="P2"><text:span text:style-name="T1">In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DejaVu Sans2" svg:font-family="'DejaVu Sans'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25.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6:30:49.793943121</meta:creation-date>
    <dc:date>2020-11-28T16:52:12.363660065</dc:date>
    <meta:editing-duration>PT5M17S</meta:editing-duration>
    <meta:editing-cycles>2</meta:editing-cycles>
    <meta:generator>LibreOffice/6.4.6.2$Linux_X86_64 LibreOffice_project/40$Build-2</meta:generator>
    <meta:document-statistic meta:object-count="32"/>
  </office:meta>
</office:document-meta>
</file>